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0cm"/>
    </style:style>
    <style:style style:name="gr6" style:family="graphic" style:parent-style-name="standard">
      <style:graphic-properties draw:stroke="none" draw:fill="none" fo:min-height="0.476cm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marker-end="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415cm"/>
    </style:style>
    <style:style style:name="gr10" style:family="graphic" style:parent-style-name="standard">
      <style:graphic-properties draw:marker-end="Arrow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7cm" fo:min-width="0cm"/>
    </style:style>
    <style:style style:name="gr12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line draw:style-name="gr1" draw:text-style-name="P1" draw:layer="layout" svg:x1="4.079cm" svg:y1="3.54cm" svg:x2="4.079cm" svg:y2="13.7cm">
            <text:p/>
          </draw:line>
          <draw:line draw:style-name="gr1" draw:text-style-name="P1" draw:layer="layout" svg:x1="4.08cm" svg:y1="13.7cm" svg:x2="18.05cm" svg:y2="13.7cm">
            <text:p/>
          </draw:line>
        </draw:g>
        <draw:custom-shape draw:style-name="gr2" draw:text-style-name="P2" xml:id="id1" draw:id="id1" draw:layer="layout" svg:width="2.27cm" svg:height="1.905cm" svg:x="4.385cm" svg:y="4.175cm">
          <text:p text:style-name="P1"><text:span text:style-name="T1">User </text:span></text:p>
          <text:p text:style-name="P1"><text:span text:style-name="T1">requests</text:span></text:p>
          <text:p text:style-name="P1"><text:span text:style-name="T1">page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772cm" svg:height="1.361cm" svg:x="1.07cm" svg:y="4.945cm">
          <draw:text-box>
            <text:p><text:span text:style-name="T1">Web </text:span></text:p>
            <text:p><text:span text:style-name="T1">Client</text:span></text:p>
          </draw:text-box>
        </draw:frame>
        <draw:frame draw:style-name="gr3" draw:text-style-name="P3" draw:layer="layout" svg:width="3.11cm" svg:height="1.361cm" svg:x="1.035cm" svg:y="7.015cm">
          <draw:text-box>
            <text:p><text:span text:style-name="T1">Web Server</text:span></text:p>
            <text:p><text:span text:style-name="T1">Thread</text:span></text:p>
          </draw:text-box>
        </draw:frame>
        <draw:custom-shape draw:style-name="gr2" draw:text-style-name="P2" xml:id="id2" draw:id="id2" draw:layer="layout" svg:width="6.845cm" svg:height="1.27cm" svg:x="6.855cm" svg:y="7.05cm">
          <text:p text:style-name="P1"><text:span text:style-name="T1">HTTP Response with position</text:span></text:p>
          <text:p text:style-name="P1"><text:span text:style-name="T1">Data as conten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6.655cm" svg:y1="5.127cm" svg:x2="10.277cm" svg:y2="7.05cm" draw:start-shape="id1" draw:start-glue-point="1" draw:end-shape="id2" draw:end-glue-point="0" svg:d="m6655 5127h3622v1923">
          <text:p/>
        </draw:connector>
        <draw:frame draw:style-name="gr3" draw:text-style-name="P3" draw:layer="layout" svg:width="2.873cm" svg:height="1.361cm" svg:x="1.1cm" svg:y="9.325cm">
          <draw:text-box>
            <text:p><text:span text:style-name="T1">Filesystem</text:span></text:p>
            <text:p><text:span text:style-name="T1">Thread</text:span></text:p>
          </draw:text-box>
        </draw:frame>
        <draw:custom-shape draw:style-name="gr2" draw:text-style-name="P2" xml:id="id4" draw:id="id4" draw:layer="layout" svg:width="3.81cm" svg:height="1.27cm" svg:x="8.36cm" svg:y="9.585cm">
          <text:p text:style-name="P1"><text:span text:style-name="T1">Get stored</text:span></text:p>
          <text:p text:style-name="P1"><text:span text:style-name="T1">Position 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905cm" svg:height="1.27cm" svg:x="16.145cm" svg:y="4.445cm">
          <text:p text:style-name="P1"><text:span text:style-name="T1">Show</text:span></text:p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3.7cm" svg:y1="7.685cm" svg:x2="16.145cm" svg:y2="5.08cm" draw:start-shape="id2" draw:start-glue-point="1" draw:end-shape="id3" svg:d="m13700 7685h1222v-2605h1223">
          <text:p/>
        </draw:connector>
        <draw:frame draw:style-name="gr5" draw:layer="layout" svg:width="2.606cm" svg:height="1.597cm" svg:x="1.635cm" svg:y="1.943cm">
          <draw:text-box>
            <text:p>Web UI</text:p>
          </draw:text-box>
        </draw:frame>
        <draw:frame draw:style-name="gr3" draw:text-style-name="P4" draw:layer="layout" svg:width="2.589cm" svg:height="0.725cm" svg:x="7.15cm" svg:y="4.32cm">
          <draw:text-box>
            <text:p><text:span text:style-name="T2">HTTP GET</text:span></text:p>
          </draw:text-box>
        </draw:frame>
        <draw:frame draw:style-name="gr6" draw:layer="layout" svg:width="1.984cm" svg:height="1.199cm" svg:x="13.466cm" svg:y="5.45cm">
          <draw:text-box>
            <text:p><text:span text:style-name="T2">HTTP Resp</text:span></text:p>
          </draw:text-box>
        </draw:frame>
        <draw:frame draw:style-name="gr3" draw:text-style-name="P4" draw:layer="layout" svg:width="2.255cm" svg:height="0.725cm" svg:x="10.485cm" svg:y="8.635cm">
          <draw:text-box>
            <text:p><text:span text:style-name="T2">pos_data</text:span></text:p>
          </draw:text-box>
        </draw:frame>
        <draw:connector draw:style-name="gr7" draw:text-style-name="P1" draw:layer="layout" draw:line-skew="0.402cm" svg:x1="10.277cm" svg:y1="8.32cm" svg:x2="10.265cm" svg:y2="9.585cm" draw:start-shape="id2" draw:start-glue-point="2" draw:end-shape="id4" draw:end-glue-point="0" svg:d="m10277 8320v1035h-12v230">
          <text:p/>
        </draw:connector>
        <draw:frame draw:style-name="gr3" draw:text-style-name="P4" draw:layer="layout" svg:width="1.425cm" svg:height="0.725cm" svg:x="17.304cm" svg:y="13.835cm">
          <draw:text-box>
            <text:p><text:span text:style-name="T2">Time</text:span></text:p>
          </draw:text-box>
        </draw:frame>
      </draw:page>
      <draw:page draw:name="page2" draw:style-name="dp1" draw:master-page-name="Default">
        <draw:g>
          <draw:line draw:style-name="gr1" draw:text-style-name="P1" draw:layer="layout" svg:x1="4.08cm" svg:y1="3.541cm" svg:x2="4.08cm" svg:y2="13.701cm">
            <text:p/>
          </draw:line>
          <draw:line draw:style-name="gr1" draw:text-style-name="P1" draw:layer="layout" svg:x1="4.081cm" svg:y1="13.701cm" svg:x2="18.051cm" svg:y2="13.701cm">
            <text:p/>
          </draw:line>
        </draw:g>
        <draw:custom-shape draw:style-name="gr2" draw:text-style-name="P2" xml:id="id5" draw:id="id5" draw:layer="layout" svg:width="2.27cm" svg:height="1.069cm" svg:x="4.964cm" svg:y="4.976cm">
          <text:p text:style-name="P1"><text:span text:style-name="T1">Get GPS</text:span><text:span text:style-name="T1"><text:line-break/></text:span><text:span text:style-name="T1">Data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022cm" svg:height="1.361cm" svg:x="1.071cm" svg:y="4.946cm">
          <draw:text-box>
            <text:p><text:span text:style-name="T1">GPS </text:span></text:p>
            <text:p><text:span text:style-name="T1">Device</text:span></text:p>
          </draw:text-box>
        </draw:frame>
        <draw:frame draw:style-name="gr3" draw:text-style-name="P3" draw:layer="layout" svg:width="3.245cm" svg:height="1.361cm" svg:x="1.036cm" svg:y="7.016cm">
          <draw:text-box>
            <text:p><text:span text:style-name="T1">Mobile Unit</text:span></text:p>
            <text:p><text:span text:style-name="T1">GPS Thread</text:span></text:p>
          </draw:text-box>
        </draw:frame>
        <draw:custom-shape draw:style-name="gr2" draw:text-style-name="P2" xml:id="id6" draw:id="id6" draw:layer="layout" svg:width="2.894cm" svg:height="1.569cm" svg:x="4.656cm" svg:y="7.051cm">
          <text:p text:style-name="P1"><text:span text:style-name="T1">Request </text:span></text:p>
          <text:p text:style-name="P1"><text:span text:style-name="T1">data at </text:span></text:p>
          <text:p text:style-name="P1"><text:span text:style-name="T1">10 Hz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6.099cm" svg:y1="6.045cm" svg:x2="6.103cm" svg:y2="7.051cm" draw:start-shape="id5" draw:start-glue-point="2" draw:end-shape="id6" draw:end-glue-point="0" svg:d="m6099 6045v502h4v504">
          <text:p/>
        </draw:connector>
        <draw:frame draw:style-name="gr9" draw:text-style-name="P3" draw:layer="layout" svg:width="2.915cm" svg:height="2.471cm" svg:x="1.001cm" svg:y="9.026cm">
          <draw:text-box>
            <text:p><text:span text:style-name="T1">Receiver</text:span></text:p>
            <text:p><text:span text:style-name="T1">MiWi</text:span></text:p>
            <text:p><text:span text:style-name="T1">Device</text:span></text:p>
            <text:p><text:span text:style-name="T1"/></text:p>
          </draw:text-box>
        </draw:frame>
        <draw:custom-shape draw:style-name="gr2" draw:text-style-name="P2" xml:id="id7" draw:id="id7" draw:layer="layout" svg:width="2.74cm" svg:height="1.905cm" svg:x="7.89cm" svg:y="9.185cm">
          <text:p text:style-name="P1"><text:span text:style-name="T1">Rx module </text:span></text:p>
          <text:p text:style-name="P1"><text:span text:style-name="T1">gets data</text:span></text:p>
          <draw:enhanced-geometry svg:viewBox="0 0 21600 21600" draw:type="rectangle" draw:enhanced-path="M 0 0 L 21600 0 21600 21600 0 21600 0 0 Z N"/>
        </draw:custom-shape>
        <draw:frame draw:style-name="gr5" draw:layer="layout" svg:width="4.168cm" svg:height="1.597cm" svg:x="1.636cm" svg:y="1.944cm">
          <draw:text-box>
            <text:p>GPS Beacon</text:p>
          </draw:text-box>
        </draw:frame>
        <draw:frame draw:style-name="gr3" draw:text-style-name="P4" draw:layer="layout" svg:width="2.466cm" svg:height="0.725cm" svg:x="6.15cm" svg:y="6.18cm">
          <draw:text-box>
            <text:p><text:span text:style-name="T2">GPS_data</text:span></text:p>
          </draw:text-box>
        </draw:frame>
        <draw:frame draw:style-name="gr3" draw:text-style-name="P4" draw:layer="layout" svg:width="2.466cm" svg:height="0.725cm" svg:x="7cm" svg:y="11.795cm">
          <draw:text-box>
            <text:p><text:span text:style-name="T2">GPS_data</text:span></text:p>
          </draw:text-box>
        </draw:frame>
        <draw:connector draw:style-name="gr10" draw:text-style-name="P1" draw:layer="layout" svg:x1="6.103cm" svg:y1="8.62cm" svg:x2="7.89cm" svg:y2="10.137cm" draw:start-shape="id6" draw:start-glue-point="2" draw:end-shape="id7" draw:end-glue-point="3" svg:d="m6103 8620v1517h1787">
          <text:p/>
        </draw:connector>
        <draw:frame draw:style-name="gr3" draw:text-style-name="P4" draw:layer="layout" svg:width="2.005cm" svg:height="0.725cm" svg:x="4.075cm" svg:y="9.255cm">
          <draw:text-box>
            <text:p><text:span text:style-name="T2">MiWi_tx</text:span></text:p>
          </draw:text-box>
        </draw:frame>
        <draw:frame draw:style-name="gr3" draw:text-style-name="P3" draw:layer="layout" svg:width="3.3cm" svg:height="1.361cm" svg:x="0.988cm" svg:y="11.621cm">
          <draw:text-box>
            <text:p><text:span text:style-name="T1">Receiver</text:span></text:p>
            <text:p><text:span text:style-name="T1">Math Thread</text:span></text:p>
          </draw:text-box>
        </draw:frame>
        <draw:custom-shape draw:style-name="gr2" draw:text-style-name="P2" xml:id="id8" draw:id="id8" draw:layer="layout" svg:width="4.445cm" svg:height="1.27cm" svg:x="11.06cm" svg:y="11.795cm">
          <text:p text:style-name="P1"><text:span text:style-name="T1">Calculate</text:span></text:p>
          <text:p text:style-name="P1"><text:span text:style-name="T1">mean, variance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9.26cm" svg:y1="11.09cm" svg:x2="11.06cm" svg:y2="12.43cm" draw:start-shape="id7" draw:end-shape="id8" draw:end-glue-point="3" svg:d="m9260 11090v1340h1800">
          <text:p/>
        </draw:connector>
        <draw:frame draw:style-name="gr3" draw:text-style-name="P4" draw:layer="layout" svg:width="1.425cm" svg:height="0.725cm" svg:x="17.305cm" svg:y="13.836cm">
          <draw:text-box>
            <text:p><text:span text:style-name="T2">Time</text:span></text:p>
          </draw:text-box>
        </draw:frame>
      </draw:page>
      <draw:page draw:name="page3" draw:style-name="dp1" draw:master-page-name="Default">
        <draw:custom-shape draw:style-name="gr2" draw:text-style-name="P5" xml:id="id12" draw:id="id12" draw:layer="layout" svg:width="3.175cm" svg:height="1.27cm" svg:x="1.835cm" svg:y="3.93cm">
          <text:p text:style-name="P1"><text:span text:style-name="T3">GPSr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9" draw:id="id9" draw:layer="layout" svg:width="3.81cm" svg:height="1.905cm" svg:x="5.145cm" svg:y="5.435cm">
          <text:p text:style-name="P1"><text:span text:style-name="T4">Mobile</text:span></text:p>
          <text:p text:style-name="P1"><text:span text:style-name="T4">Uni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0" draw:id="id10" draw:layer="layout" svg:width="3.81cm" svg:height="1.905cm" svg:x="9.45cm" svg:y="7.48cm">
          <text:p text:style-name="P1"><text:span text:style-name="T4">MiWi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1" draw:id="id11" draw:layer="layout" svg:width="4.445cm" svg:height="1.905cm" svg:x="13.885cm" svg:y="9.655cm">
          <text:p text:style-name="P1"><text:span text:style-name="T4">Receiver</text:span></text:p>
          <text:p text:style-name="P1"><text:span text:style-name="T4">Module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7.05cm" svg:y1="7.34cm" svg:x2="9.45cm" svg:y2="8.432cm" draw:start-shape="id9" draw:end-shape="id10" svg:d="m7050 7340v1092h2400">
          <text:p/>
        </draw:connector>
        <draw:connector draw:style-name="gr10" draw:text-style-name="P1" draw:layer="layout" svg:x1="11.355cm" svg:y1="9.385cm" svg:x2="13.885cm" svg:y2="10.607cm" draw:start-shape="id10" draw:end-shape="id11" svg:d="m11355 9385v1222h2530">
          <text:p/>
        </draw:connector>
        <draw:frame draw:style-name="gr3" draw:text-style-name="P3" draw:layer="layout" svg:width="1.844cm" svg:height="0.806cm" svg:x="3.166cm" svg:y="6.605cm">
          <draw:text-box>
            <text:p><text:span text:style-name="T1">UART</text:span></text:p>
          </draw:text-box>
        </draw:frame>
        <draw:frame draw:style-name="gr3" draw:text-style-name="P3" draw:layer="layout" svg:width="1.302cm" svg:height="0.806cm" svg:x="7.318cm" svg:y="8.674cm">
          <draw:text-box>
            <text:p><text:span text:style-name="T1">SPI</text:span></text:p>
          </draw:text-box>
        </draw:frame>
        <draw:frame draw:style-name="gr11" draw:text-style-name="P3" draw:layer="layout" svg:width="2.187cm" svg:height="2.477cm" svg:x="11.113cm" svg:y="10.75cm">
          <draw:text-box>
            <text:p><text:span text:style-name="T1">2.4GHz</text:span></text:p>
            <text:p><text:span text:style-name="T1">Radio</text:span></text:p>
          </draw:text-box>
        </draw:frame>
        <draw:line draw:style-name="gr4" draw:text-style-name="P1" draw:layer="layout" svg:x1="16.162cm" svg:y1="11.567cm" svg:x2="16.162cm" svg:y2="13.472cm">
          <text:p/>
        </draw:line>
        <draw:connector draw:style-name="gr10" draw:text-style-name="P1" draw:layer="layout" svg:x1="3.422cm" svg:y1="5.2cm" svg:x2="5.145cm" svg:y2="6.387cm" draw:start-shape="id12" draw:end-shape="id9" draw:end-glue-point="3" svg:d="m3422 5200v1187h1723">
          <text:p/>
        </draw:connector>
        <draw:frame draw:style-name="gr3" draw:text-style-name="P3" draw:layer="layout" svg:width="3.935cm" svg:height="1.361cm" svg:x="14.175cm" svg:y="13.39cm">
          <draw:text-box>
            <text:p><text:span text:style-name="T1">Calculation of </text:span></text:p>
            <text:p><text:span text:style-name="T1">Mean, Variance</text:span></text:p>
          </draw:text-box>
        </draw:frame>
        <draw:frame draw:style-name="gr12" draw:text-style-name="P7" draw:layer="layout" svg:width="5.08cm" svg:height="1.27cm" svg:x="1.635cm" svg:y="1.705cm">
          <draw:text-box>
            <text:p><text:span text:style-name="T4">GPS Beacon</text:span></text:p>
          </draw:text-box>
        </draw:frame>
      </draw:page>
      <draw:page draw:name="page4" draw:style-name="dp1" draw:master-page-name="Default">
        <draw:frame draw:style-name="gr5" draw:text-style-name="P7" draw:layer="layout" svg:width="2.606cm" svg:height="1.597cm" svg:x="1.635cm" svg:y="1.943cm">
          <draw:text-box>
            <text:p><text:span text:style-name="T4">Web UI</text:span></text:p>
          </draw:text-box>
        </draw:frame>
        <draw:custom-shape draw:style-name="gr2" draw:text-style-name="P6" xml:id="id13" draw:id="id13" draw:layer="layout" svg:width="3.81cm" svg:height="1.905cm" svg:x="5.935cm" svg:y="5.74cm">
          <text:p text:style-name="P1"><text:span text:style-name="T4">Web </text:span></text:p>
          <text:p text:style-name="P1"><text:span text:style-name="T4">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4" draw:id="id14" draw:layer="layout" svg:width="4.445cm" svg:height="1.905cm" svg:x="9.945cm" svg:y="8.28cm">
          <text:p text:style-name="P1"><text:span text:style-name="T4">Filesystem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9.745cm" svg:y1="6.692cm" svg:x2="12.167cm" svg:y2="8.28cm" draw:start-shape="id13" draw:end-shape="id14" draw:end-glue-point="0" svg:d="m9745 6692h2422v1588">
          <text:p/>
        </draw:connector>
        <draw:connector draw:style-name="gr10" draw:text-style-name="P1" draw:layer="layout" svg:x1="9.945cm" svg:y1="9.232cm" svg:x2="7.84cm" svg:y2="7.645cm" draw:start-shape="id14" draw:end-shape="id13" svg:d="m9945 9232h-2105v-1587">
          <text:p/>
        </draw:connector>
        <draw:frame draw:style-name="gr3" draw:text-style-name="P3" draw:layer="layout" svg:width="2.725cm" svg:height="1.361cm" svg:x="6.539cm" svg:y="3.137cm">
          <draw:text-box>
            <text:p><text:span text:style-name="T1">HTTP Get</text:span><text:span text:style-name="T1"><text:line-break/></text:span><text:span text:style-name="T1">Request</text:span></text:p>
          </draw:text-box>
        </draw:frame>
        <draw:custom-shape draw:style-name="gr2" draw:text-style-name="P6" xml:id="id15" draw:id="id15" draw:layer="layout" svg:width="3.81cm" svg:height="1.905cm" svg:x="1.635cm" svg:y="3.54cm">
          <text:p text:style-name="P1"><text:span text:style-name="T4">Web</text:span></text:p>
          <text:p text:style-name="P1"><text:span text:style-name="T4">Client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5.445cm" svg:y1="4.492cm" svg:x2="7.84cm" svg:y2="5.74cm" draw:start-shape="id15" draw:start-glue-point="1" draw:end-shape="id13" draw:end-glue-point="0" svg:d="m5445 4492h2395v1248">
          <text:p/>
        </draw:connector>
        <draw:frame draw:style-name="gr3" draw:text-style-name="P3" draw:layer="layout" svg:width="3.872cm" svg:height="1.361cm" svg:x="11.368cm" svg:y="5.28cm">
          <draw:text-box>
            <text:p><text:span text:style-name="T1">Request stored</text:span></text:p>
            <text:p><text:span text:style-name="T1">position data</text:span></text:p>
          </draw:text-box>
        </draw:frame>
        <draw:frame draw:style-name="gr3" draw:text-style-name="P3" draw:layer="layout" svg:width="2.267cm" svg:height="1.361cm" svg:x="7.35cm" svg:y="9.255cm">
          <draw:text-box>
            <text:p><text:span text:style-name="T1">Position</text:span></text:p>
            <text:p><text:span text:style-name="T1">data</text:span></text:p>
          </draw:text-box>
        </draw:frame>
        <draw:connector draw:style-name="gr10" draw:text-style-name="P1" draw:layer="layout" svg:x1="5.935cm" svg:y1="6.692cm" svg:x2="3.54cm" svg:y2="5.445cm" draw:start-shape="id13" draw:start-glue-point="3" draw:end-shape="id15" draw:end-glue-point="2" svg:d="m5935 6692h-2395v-1247">
          <text:p/>
        </draw:connector>
        <draw:frame draw:style-name="gr3" draw:text-style-name="P3" draw:layer="layout" svg:width="4.16cm" svg:height="1.361cm" svg:x="1.635cm" svg:y="6.715cm">
          <draw:text-box>
            <text:p><text:span text:style-name="T1">HTTP Response</text:span></text:p>
            <text:p><text:span text:style-name="T1">and content 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p </meta:initial-creator>
    <meta:creation-date>2012-02-10T19:47:48</meta:creation-date>
    <dc:date>2012-02-10T21:22:34</dc:date>
    <dc:creator>herp </dc:creator>
    <meta:editing-duration>PT1H34M46S</meta:editing-duration>
    <meta:editing-cycles>62</meta:editing-cycles>
    <meta:generator>LibreOffice/3.4$Unix LibreOffice_project/340m1$Build-402</meta:generator>
    <meta:document-statistic meta:object-count="62"/>
  </office:meta>
</office:document-meta>
</file>